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ReaderHelper.setProjectOnObject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ainReaderHelper.readFully( Reader r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ReaderHelper.get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ReaderHelper.setFilterChains( Vector f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ReaderHelper.setPrimaryReader( Reader r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ReaderHelper.setProject( final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ReaderHelper.getAssembledReader(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9">
            <text:p text:style-name="Table_20_Contents">89</text:p>
          </table:table-cell>
        </table:table-row>
        <table:table-row>
          <table:table-cell office:value-type="string">
            <text:p text:style-name="Table_20_Contents">ChainReaderHelper.setBuffer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